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fff00"/>
      <style:text-properties style:font-name="Liberation Sans"/>
    </style:style>
    <style:style style:name="ce6" style:family="table-cell" style:parent-style-name="Default">
      <style:table-cell-properties fo:background-color="#ff0000"/>
      <style:text-properties style:font-name="Liberation Sans"/>
    </style:style>
    <style:style style:name="ce7" style:family="table-cell" style:parent-style-name="Default">
      <style:table-cell-properties fo:background-color="#ffff00"/>
      <style:text-properties style:font-name="Liberation Sans"/>
    </style:style>
    <style:style style:name="ce8" style:family="table-cell" style:parent-style-name="Default">
      <style:table-cell-properties fo:background-color="#ffff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7fff00"/>
    </style:style>
    <style:style style:name="ce10" style:family="table-cell" style:parent-style-name="Default" style:data-style-name="N99">
      <style:text-properties style:font-name="Liberation Sans"/>
    </style:style>
    <style:style style:name="ce1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1" table:default-cell-style-name="ce10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Owner:</text:p>
          </table:table-cell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Tested: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tilities</text:p>
          </table:table-cell>
          <table:table-cell table:style-name="ce4" office:value-type="string" calcext:value-type="string">
            <text:p>getModel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5"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Set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aiToGLM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6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torePoint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toreFaceIndice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dexDuo</text:p>
          </table:table-cell>
          <table:table-cell table:style-name="ce1" office:value-type="string" calcext:value-type="string">
            <text:p>Constructor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exTrio</text:p>
          </table:table-cell>
          <table:table-cell table:style-name="ce1" office:value-type="string" calcext:value-type="string">
            <text:p>Constructor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esh</text:p>
          </table:table-cell>
          <table:table-cell table:style-name="ce1" office:value-type="string" calcext:value-type="string">
            <text:p>Constructor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etUniquePoint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getFaceIndice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etEdgeIndice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DObj</text:p>
          </table:table-cell>
          <table:table-cell table:style-name="ce1" office:value-type="string" calcext:value-type="string">
            <text:p>Constructor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it1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it2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getFacesPoints</text:p>
          </table:table-cell>
          <table:table-cell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addPoint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addPoint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ointPosition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Velocity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Mas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InvMas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Position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Velocitie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Masse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PointInvMasse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etPointPosition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7" office:value-type="string" calcext:value-type="string">
            <text:p>setPointVelocity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8" office:value-type="string" calcext:value-type="string">
            <text:p>setPointMas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7" office:value-type="string" calcext:value-type="string">
            <text:p>setPointInvMas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6" office:value-type="string" calcext:value-type="string">
            <text:p>addDistConstraint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6" office:value-type="string" calcext:value-type="string">
            <text:p>addDistConstraints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9" office:value-type="string" calcext:value-type="string">
            <text:p>getDistConstraints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getDistConRestLength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6" office:value-type="string" calcext:value-type="string">
            <text:p>addBendConstraint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6" office:value-type="string" calcext:value-type="string">
            <text:p>addBendConstraints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getBendingConstraints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generateColourMap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getName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getOriginalPos</text:p>
          </table:table-cell>
          <table:table-cell office:value-type="boolean" office:boolean-value="true" calcext:value-type="boolean">
            <text:p>TRU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Solver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35:40.440808169</meta:creation-date>
    <dc:date>2019-04-23T21:45:37.752626427</dc:date>
    <meta:editing-duration>PT17M43S</meta:editing-duration>
    <meta:editing-cycles>2</meta:editing-cycles>
    <meta:generator>LibreOffice/5.3.6.1$Linux_X86_64 LibreOffice_project/30$Build-1</meta:generator>
    <meta:document-statistic meta:table-count="1" meta:cell-count="87" meta:object-count="0"/>
    <meta:user-defined meta:name="qrichtext">1</meta:user-defined>
  </office:meta>
</office:document-meta>
</file>